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d428" officeooo:paragraph-rsid="000ad428"/>
    </style:style>
    <style:style style:name="P2" style:family="paragraph" style:parent-style-name="Title">
      <style:text-properties officeooo:rsid="000ad428" officeooo:paragraph-rsid="000ad428"/>
    </style:style>
    <style:style style:name="P3" style:family="paragraph" style:parent-style-name="Heading_20_3">
      <style:text-properties officeooo:rsid="000ad428" officeooo:paragraph-rsid="000ad428"/>
    </style:style>
    <style:style style:name="P4" style:family="paragraph" style:parent-style-name="Heading_20_3">
      <style:text-properties officeooo:rsid="000c5f52" officeooo:paragraph-rsid="000c5f52"/>
    </style:style>
    <style:style style:name="P5" style:family="paragraph" style:parent-style-name="Text_20_body" style:list-style-name="L1">
      <style:text-properties officeooo:rsid="000ad428" officeooo:paragraph-rsid="000c5f52"/>
    </style:style>
    <style:style style:name="P6" style:family="paragraph" style:parent-style-name="Text_20_body" style:list-style-name="L1">
      <style:text-properties officeooo:rsid="000c5f52" officeooo:paragraph-rsid="000c5f52"/>
    </style:style>
    <style:style style:name="P7" style:family="paragraph" style:parent-style-name="Text_20_body" style:list-style-name="L2">
      <style:text-properties officeooo:rsid="000c5f52" officeooo:paragraph-rsid="000c5f52"/>
    </style:style>
    <style:style style:name="P8" style:family="paragraph" style:parent-style-name="Text_20_body" style:list-style-name="L5">
      <style:text-properties officeooo:rsid="000c5f52" officeooo:paragraph-rsid="000c5f52"/>
    </style:style>
    <style:style style:name="P9" style:family="paragraph" style:parent-style-name="Text_20_body" style:list-style-name="L3">
      <style:text-properties officeooo:paragraph-rsid="000c5f52"/>
    </style:style>
    <style:style style:name="P10" style:family="paragraph" style:parent-style-name="Text_20_body" style:list-style-name="L4">
      <style:text-properties fo:font-weight="normal" officeooo:rsid="000c5f52" officeooo:paragraph-rsid="000c5f52" style:font-weight-asian="normal" style:font-weight-complex="normal"/>
    </style:style>
    <style:style style:name="T1" style:family="text">
      <style:text-properties officeooo:rsid="000c5f52"/>
    </style:style>
    <style:style style:name="T2" style:family="text">
      <style:text-properties fo:font-weight="bold" officeooo:rsid="000c5f52" style:font-weight-asian="bold" style:font-weight-complex="bold"/>
    </style:style>
    <style:style style:name="T3" style:family="text">
      <style:text-properties fo:font-weight="normal" officeooo:rsid="000c5f5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<text:span text:style-name="T1">r</text:span>s – cylindre</text:p>
      <text:p text:style-name="P1">Ceci est une forme de cours-activité. Les élèves font construire et coller un patron de cylindre dans leur cahier.</text:p>
      <text:h text:style-name="P3" text:outline-level="3">Modalités :</text:h>
      <text:list xml:id="list195924147" text:style-name="L1">
        <text:list-item>
          <text:p text:style-name="P5">On commence par dessiner un cylindre au tableau en perspective cavalière. Ce cylindre a un rayon de 2cm, et une hauteur de 5cm. <text:line-break/>On fait ensuite le patron de ce cylindre, et on demande les dimensions du rectangle principal : 5cm x 12.6cm.</text:p>
        </text:list-item>
        <text:list-item>
          <text:p text:style-name="P6">Ayant annoté la figure, on</text:p>
        </text:list-item>
      </text:list>
      <text:list xml:id="list2966134284" text:style-name="L2">
        <text:list-item>
          <text:list>
            <text:list-item>
              <text:p text:style-name="P7">Explique les consignes : il faut reprendre, à la règle et au compas, la figure faite au tableau.</text:p>
            </text:list-item>
            <text:list-item>
              <text:p text:style-name="P7">Distribue une demi-feuille à chaque élève, qui va prendre le patron dessus. </text:p>
            </text:list-item>
          </text:list>
        </text:list-item>
      </text:list>
      <text:list xml:id="list2655220923" text:style-name="L3">
        <text:list-header>
          <text:p text:style-name="P9"><text:span text:style-name="T1">Chaque élève découpe ensuite son patron (</text:span><text:span text:style-name="T2">ATTENTION : laisser suffisamment de marge à la bordure des cercle et du rectangle!</text:span><text:span text:style-name="T3">), et colle un des cercles sur son cahier, vers la droite.</text:span></text:p>
        </text:list-header>
      </text:list>
      <text:list xml:id="list1175986469" text:style-name="L4">
        <text:list-item>
          <text:p text:style-name="P10">Puis, on note le rayon et la hauteur sur la figure ainsi collée, et on écrit un cours sur la formule du volume.</text:p>
        </text:list-item>
      </text:list>
      <text:h text:style-name="P4" text:outline-level="3">Rôle du professeur</text:h>
      <text:list xml:id="list3561220040" text:style-name="L5">
        <text:list-item>
          <text:p text:style-name="P8">Est au tableau, et reçoit les réponses des élèves à l’oral.</text:p>
        </text:list-item>
        <text:list-item>
          <text:p text:style-name="P8">Passe dans les rangs, aide les élèves et vérifie qu’ils accomplissent la tâche correctement.</text:p>
        </text:list-item>
        <text:list-item>
          <text:p text:style-name="P8">Écrit le cours, puis passe pour s’assurer qu’il est bien pris par les élèv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6-07T17:52:35.564925468</dc:date>
    <meta:editing-duration>PT12M9S</meta:editing-duration>
    <meta:editing-cycles>5</meta:editing-cycles>
    <meta:document-statistic meta:table-count="0" meta:image-count="0" meta:object-count="0" meta:page-count="1" meta:paragraph-count="13" meta:word-count="206" meta:character-count="1130" meta:non-whitespace-character-count="943"/>
  </office:meta>
</office:document-meta>
</file>